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style:font-size-asian="9pt" style:font-size-complex="9pt"/>
    </style:style>
    <style:style style:name="P5" style:family="paragraph" style:parent-style-name="Preformatted_20_Text">
      <style:text-properties fo:font-size="9pt" fo:font-style="normal" style:text-underline-style="none" style:font-size-asian="9pt" style:font-style-asian="normal" style:font-size-complex="9pt" style:font-style-complex="normal"/>
    </style:style>
    <style:style style:name="P6" style:family="paragraph" style:parent-style-name="Preformatted_20_Text">
      <style:text-properties fo:font-style="normal" style:text-underline-style="none" style:font-style-asian="normal" style:font-style-complex="normal"/>
    </style:style>
    <style:style style:name="P7" style:family="paragraph" style:parent-style-name="Standard" style:list-style-name="L1">
      <style:text-properties fo:font-style="normal" style:font-style-asian="normal" style:font-style-complex="normal"/>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3">
      <style:text-properties fo:font-style="normal" style:font-style-asian="normal" style:font-style-complex="normal"/>
    </style:style>
    <style:style style:name="P12" style:family="paragraph" style:parent-style-name="Text_20_body" style:list-style-name="L4">
      <style:text-properties fo:font-style="normal" style:font-style-asian="normal" style:font-style-complex="normal"/>
    </style:style>
    <style:style style:name="P13" style:family="paragraph" style:parent-style-name="Text_20_body" style:list-style-name="L2"/>
    <style:style style:name="P14" style:family="paragraph" style:parent-style-name="Heading_20_2">
      <style:text-properties fo:font-style="normal" style:text-underline-style="none" style:font-style-asian="normal" style:font-style-complex="normal"/>
    </style:style>
    <style:style style:name="P15" style:family="paragraph" style:parent-style-name="Heading_20_1">
      <style:text-properties fo:font-style="normal" style:font-style-asian="normal" style:font-style-complex="normal"/>
    </style:style>
    <style:style style:name="P16" style:family="paragraph" style:parent-style-name="Heading_20_3">
      <style:text-properties fo:font-style="normal" style:font-style-asian="normal" style:font-style-complex="normal"/>
    </style:style>
    <style:style style:name="P17" style:family="paragraph" style:parent-style-name="Heading_20_3">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Standard"/>
      <text:p text:style-name="Standard">This is in random order for now...</text:p>
      <text:p text:style-name="Standard">But it <text:span text:style-name="T1">is</text:span><text:span text:style-name="T2"> information about the design of Mist. Primarily the design of Mist’s </text:span><text:span text:style-name="T1">implementation</text:span><text:span text:style-name="T2">, as opposed to its language design.</text:span></text:p>
      <text:p text:style-name="P2"/>
      <text:h text:style-name="P15"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19595546821" text:style-name="L1">
        <text:list-item>
          <text:p text:style-name="P7">Single-threaded. Mist (initially) has no concurrency mechanism. There will be something later, likely a variant of the Actor model based on asynchronous message sending.</text:p>
        </text:list-item>
        <text:list-item>
          <text:p text:style-name="P7">Super/self. Mist has no super send, but there are somewhat similar special rules for self sends. In some cases, this allows self sends to be early-bound – that is, the invoked method can be determined at compile time.</text:p>
          <text:p text:style-name="P7"/>
        </text:list-item>
      </text:list>
      <text:h text:style-name="P15" text:outline-level="1">Deployment Models</text:h>
      <text:p text:style-name="P9">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102244173" text:style-name="L2">
        <text:list-item>
          <text:p text:style-name="P10">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0">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3"><text:span text:style-name="T2">Mist as a library. A Mist program defines some entry points, and is compiled as a .so shared </text:span><text:soft-page-break/><text:span text:style-name="T2">object file. There is no “main” here, there are only entry points that can be called from a program written in any language.</text:span></text:p>
        </text:list-item>
        <text:list-item>
          <text:p text:style-name="P10">Mist scripts. A Mist executable image is created that can be the interpreter for a #! script. The script contains Mist source code which is compiled and executed by the Mist image.</text:p>
        </text:list-item>
      </text:list>
      <text:p text:style-name="P9">The executable image is the first model to be implemented, and the one covered in the most detail in this document.</text:p>
      <text:h text:style-name="P15" text:outline-level="1">Image Format</text:h>
      <text:p text:style-name="Text_20_body"><text:span text:style-name="T2">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2">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15" text:outline-level="1">Methods</text:h>
      <text:p text:style-name="P9">In a traditional Smalltalk implementation, most of the code of the system exists as bytecodes in instances of CompiledMethod. The virtual machine provides the rest of the code: </text:p>
      <text:list xml:id="list583984984" text:style-name="L3">
        <text:list-item>
          <text:p text:style-name="P11">A bytecode interpreter implementing language-level features like assigning to variables, sending messages, and returning from methods</text:p>
        </text:list-item>
        <text:list-item>
          <text:p text:style-name="P11">Memory management code, including object allocation and garbage collection</text:p>
        </text:list-item>
        <text:list-item>
          <text:p text:style-name="P11">Implementations of the primitive methods</text:p>
        </text:list-item>
      </text:list>
      <text:p text:style-name="P9">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Text_20_body"><text:span text:style-name="T2">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text:span><text:soft-page-break/><text:span text:style-name="T2">does this should be reusable with other architectures.</text:span></text:p>
      <text:h text:style-name="P16" text:outline-level="3">Primitive Methods</text:h>
      <text:p text:style-name="P9">Mist, like Smalltalk, only supports a very few basic operations at the language level. All the language lets you do is:</text:p>
      <text:list xml:id="list1814095646" text:style-name="L4">
        <text:list-item>
          <text:p text:style-name="P12">Specify a limited set of objects literally (numbers, strings, symbols, arrays, blocks...)</text:p>
        </text:list-item>
        <text:list-item>
          <text:p text:style-name="P12">Reference a few special constant objects (nil, true, false)</text:p>
        </text:list-item>
        <text:list-item>
          <text:p text:style-name="P12">Reference the implicit temporary variable “self”</text:p>
        </text:list-item>
        <text:list-item>
          <text:p text:style-name="P12">Declare formal parameters and temporary variables</text:p>
        </text:list-item>
        <text:list-item>
          <text:p text:style-name="P12">Reference variables (parameters, temporaries, instance, shared)</text:p>
        </text:list-item>
        <text:list-item>
          <text:p text:style-name="P12">Assign to assignable variables</text:p>
        </text:list-item>
        <text:list-item>
          <text:p text:style-name="P12">Send messages</text:p>
        </text:list-item>
        <text:list-item>
          <text:p text:style-name="P12">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2"> that perform other necessary low-level operations, such as adding two integers together, or making a system call to the OS kernel. </text:span></text:p>
      <text:p text:style-name="P9">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9">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9">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9">&lt;insert example primitive here&gt;</text:p>
      <text:h text:style-name="P15" text:outline-level="1"><text:soft-page-break/>Memory Management</text:h>
      <text:p text:style-name="P9">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9">Mist's garbage collector is non-compacting.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he few objects that require more than 8192 bytes are mmaped directly from the kernel, and munmapped upon garbage collection.</text:p>
      <text:p text:style-name="P9">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15" text:outline-level="1">Image Startup</text:h>
      <text:p text:style-name="P2"/>
      <text:p text:style-name="Standard"><text:span text:style-name="T2">The Mist image is an ELF</text:span><text:span text:style-name="T2">64</text:span><text:span text:style-name="T2"> executable. Its header object specifies that the entire file be loaded into memory at address 16r400000 and execution should start at an </text:span><text:span text:style-name="T1">initialization method</text:span><text:span text:style-name="T3">. </text:span></text:p>
      <text:p text:style-name="P3"/>
      <text:h text:style-name="P14" text:outline-level="2">Initial State</text:h>
      <text:h text:style-name="Heading_20_3" text:outline-level="3"><text:span text:style-name="T3">Allocated </text:span><text:span text:style-name="T3">memory </text:span><text:span text:style-name="T3">pages</text:span></text:h>
      <text:p text:style-name="P3">At the point the kernel passes control to the initialization method, the world as seen from the Mist process is pretty simple. The process has a few memory regions allocated to it</text:p>
      <text:p text:style-name="P3"/>
      <text:p text:style-name="P5">martin@mite /proc/23090 $ cat maps</text:p>
      <text:p text:style-name="P4"><text:span text:style-name="T3">00400000-00402000 rwxp 00000000 08:03 12329631 <text:s text:c="25"/></text:span><text:span text:style-name="T3">&lt;path to image&gt;</text:span></text:p>
      <text:p text:style-name="P5">00402000-00502000 rwxp 00000000 00:00 0 <text:s text:c="33"/>[heap]</text:p>
      <text:p text:style-name="P5">7ffff7ffe000-7ffff7fff000 r-xp 00000000 00:00 0 <text:s text:c="25"/>[vdso]</text:p>
      <text:p text:style-name="P5">7ffffffdd000-7ffffffff000 rwxp 00000000 00:00 0 <text:s text:c="25"/>[stack]</text:p>
      <text:p text:style-name="P5">ffffffffff600000-ffffffffff601000 r-xp 00000000 00:00 0 <text:s text:c="17"/>[vsyscall]</text:p>
      <text:p text:style-name="P3"/>
      <text:p text:style-name="Standard"><text:span text:style-name="T3">The first line shows the image file itself. In this case, the image is only 8K long, being a short test image. </text:span><text:span text:style-name="T3">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span></text:p>
      <text:p text:style-name="P3"/>
      <text:p text:style-name="Standard"><text:soft-page-break/><text:span text:style-name="T3">[heap] is additional memory requested by the ELF header object, since at this writing Mist unconditionally requests 1MB. This additional memory may or may not be present in later Mist versions – </text:span><text:span text:style-name="T3">Mist might just allocate exactly the size of the image file, then use mmap if it needs more after startup.</text:span></text:p>
      <text:p text:style-name="P3"/>
      <text:p text:style-name="Standard"><text:span text:style-name="T3">[stack] is the stack area given us by the kernel. It’s </text:span><text:span text:style-name="T3">initially </text:span><text:span text:style-name="T3">fairly small (136K in this case) and Mist does not put its stack here, </text:span><text:span text:style-name="T3">it manages its own stack </text:span><text:span text:style-name="T3">memory</text:span><text:span text:style-name="T3">.</text:span><text:span text:style-name="T3"> But </text:span><text:span text:style-name="T3">this area </text:span><text:span text:style-name="T3">does contain some useful information. More on that below.</text:span></text:p>
      <text:p text:style-name="P3"/>
      <text:p text:style-name="Standard"><text:span text:style-name="T3">[vdso] </text:span><text:span text:style-name="T3">is a single page used by glibc to make certain system calls, such as gettimeofday(). Mist does not currently use this, but it might offer a faster way to make certain calls in the future.</text:span></text:p>
      <text:p text:style-name="P3"/>
      <text:p text:style-name="Standard"><text:span text:style-name="T3">[vsyscall] is a single allocated page that gives a way to call kernel routines. This way is </text:span><text:span text:style-name="T3">now </text:span><text:span text:style-name="T3">obsolete, </text:span><text:span text:style-name="T3">replaced by vDSO</text:span><text:span text:style-name="T3">, so we ignore the presence of this page.</text:span></text:p>
      <text:h text:style-name="P17" text:outline-level="3">Registers</text:h>
      <text:p text:style-name="P3">The contents of the general-purpose registers at startup looks like this:</text:p>
      <text:p text:style-name="P3"/>
      <text:p text:style-name="P6">(gdb) info registers</text:p>
      <text:p text:style-name="P6">rax <text:s text:c="11"/>0x0 <text:s text:c="5"/>0</text:p>
      <text:p text:style-name="P6">rbx <text:s text:c="11"/>0x0 <text:s text:c="5"/>0</text:p>
      <text:p text:style-name="P6">rcx <text:s text:c="11"/>0x0 <text:s text:c="5"/>0</text:p>
      <text:p text:style-name="P6">rdx <text:s text:c="11"/>0x0 <text:s text:c="5"/>0</text:p>
      <text:p text:style-name="P6">rsi <text:s text:c="11"/>0x0 <text:s text:c="5"/>0</text:p>
      <text:p text:style-name="P6">rdi <text:s text:c="11"/>0x0 <text:s text:c="5"/>0</text:p>
      <text:p text:style-name="P6">rbp <text:s text:c="11"/>0x0 <text:s text:c="5"/>0x0</text:p>
      <text:p text:style-name="P6">rsp <text:s text:c="11"/>0x7fffffffdac0 <text:s text:c="2"/>0x7fffffffdac0</text:p>
      <text:p text:style-name="P6">r8 <text:s text:c="12"/>0x0 <text:s text:c="5"/>0</text:p>
      <text:p text:style-name="P6">r9 <text:s text:c="12"/>0x0 <text:s text:c="5"/>0</text:p>
      <text:p text:style-name="P6">r10 <text:s text:c="11"/>0x0 <text:s text:c="5"/>0</text:p>
      <text:p text:style-name="P6">r11 <text:s text:c="11"/>0x0 <text:s text:c="5"/>0</text:p>
      <text:p text:style-name="P6">r12 <text:s text:c="11"/>0x0 <text:s text:c="5"/>0</text:p>
      <text:p text:style-name="P6">r13 <text:s text:c="11"/>0x0 <text:s text:c="5"/>0</text:p>
      <text:p text:style-name="P6">r14 <text:s text:c="11"/>0x0 <text:s text:c="5"/>0</text:p>
      <text:p text:style-name="P6">r15 <text:s text:c="11"/>0x0 <text:s text:c="5"/>0</text:p>
      <text:p text:style-name="P6">rip <text:s text:c="11"/>0x4001b1 0x4001b1</text:p>
      <text:p text:style-name="P6">eflags <text:s text:c="8"/>0x202 <text:s text:c="3"/>[ IF ]</text:p>
      <text:p text:style-name="P6">cs <text:s text:c="12"/>0x33 <text:s text:c="4"/>51</text:p>
      <text:p text:style-name="P6">ss <text:s text:c="12"/>0x2b <text:s text:c="4"/>43</text:p>
      <text:p text:style-name="P6">ds <text:s text:c="12"/>0x0 <text:s text:c="5"/>0</text:p>
      <text:p text:style-name="P6">es <text:s text:c="12"/>0x0 <text:s text:c="5"/>0</text:p>
      <text:p text:style-name="P6">fs <text:s text:c="12"/>0x0 <text:s text:c="5"/>0</text:p>
      <text:p text:style-name="P6">gs <text:s text:c="12"/>0x0 <text:s text:c="5"/>0</text:p>
      <text:p text:style-name="P3"/>
      <text:p text:style-name="Standard"><text:span text:style-name="T3">Most are initialized to zero, though we don’t really care about that since Mist should always initialize a register before depending on its value. </text:span><text:span text:style-name="T3">The instruction pointer </text:span><text:span text:style-name="T3">rip is set to the address of the initialization method’s first instruction, </text:span><text:span text:style-name="T3">which was specified in the ELF header object.</text:span></text:p>
      <text:p text:style-name="P3"/>
      <text:p text:style-name="Standard"><text:span text:style-name="T3">The stack pointer is the interesting one. In this case, it’s set to an address more than 4K from the end of the stack area. </text:span><text:span text:style-name="T3">So what’s in that area after the stack pointer?</text:span></text:p>
      <text:p text:style-name="P3"/>
      <text:h text:style-name="Heading_20_3" text:outline-level="3"><text:span text:style-name="T3">S</text:span><text:span text:style-name="T3">tack</text:span></text:h>
      <text:p text:style-name="Text_20_body"><text:span text:style-name="T3">The kernel puts the arguments and environment variables of the process into the area after the stack pointer. </text:span><text:span text:style-name="T3">The 64-bit word </text:span><text:span text:style-name="T3">pointed to by rsp is the argument count.</text:span></text:p>
      <text:p text:style-name="P6">(gdb) x/g 0x7fffffffdac0</text:p>
      <text:p text:style-name="P6"><text:soft-page-break/>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6">(gdb) x/4g 0x7fffffffdac0</text:p>
      <text:p text:style-name="P6">0x7fffffffdac0: 0x3 <text:s text:c="4"/>0x7fffffffde6b</text:p>
      <text:p text:style-name="P6">0x7fffffffdad0: 0x7fffffffde9d <text:s/>0x7fffffffdea1</text:p>
      <text:p text:style-name="P6"/>
      <text:p text:style-name="Standard"><text:span text:style-name="T3">They’re pointers into farther into the stuff in the stack area. </text:span><text:span text:style-name="T3">They should point to null-terminated strings.</text:span></text:p>
      <text:p text:style-name="P3"/>
      <text:p text:style-name="P6">(gdb) x/s 0x7fffffffde6b</text:p>
      <text:p text:style-name="P6">0x7fffffffde6b: "/home/martin/Projects/Mist/pharo3.0/shared/test42"</text:p>
      <text:p text:style-name="P6">(gdb) x/s 0x7fffffffde9d</text:p>
      <text:p text:style-name="P6">0x7fffffffde9d: "foo"</text:p>
      <text:p text:style-name="P6">(gdb) x/s 0x7fffffffdea1</text:p>
      <text:p text:style-name="P6">0x7fffffffdea1: "bar"</text:p>
      <text:p text:style-name="P3"/>
      <text:p text:style-name="P3">And indeed they do. So that’s how the arguments work, what about the environment? The environment is supposed to follow the arguments, after a zero word. Let’s see:</text:p>
      <text:p text:style-name="P3"/>
      <text:p text:style-name="P6">0x7fffffffdac0: 0x0000000000000003 <text:s text:c="5"/>0x00007fffffffde6b</text:p>
      <text:p text:style-name="P6">0x7fffffffdad0: 0x00007fffffffde9d <text:s text:c="5"/>0x00007fffffffdea1</text:p>
      <text:p text:style-name="P6">0x7fffffffdae0: 0x0000000000000000 <text:s text:c="5"/>0x00007fffffffdea5</text:p>
      <text:p text:style-name="P3"/>
      <text:p text:style-name="Standard"><text:span text:style-name="T3">Yep, the last argument pointer is followed by a null pointer, then another pointer that points to right after the string ‘bar’. </text:span><text:span text:style-name="T3">No count of environment pointers, apparently. The environment pointers must go until a null pointer. </text:span><text:span text:style-name="T3">And they do. And each pointer points to a null-terminated string like</text:span></text:p>
      <text:p text:style-name="P3"/>
      <text:p text:style-name="P6">(gdb) x/s 0x00007fffffffefb0</text:p>
      <text:p text:style-name="P6">0x7fffffffefb0: "OPENCL_PROFILE=nvidia"</text:p>
      <text:p text:style-name="P6"/>
      <text:p text:style-name="P1"><text:span text:style-name="T4">But – </text:span><text:span text:style-name="T3">We still have some unaccounted space. What is this?</text:span></text:p>
      <text:p text:style-name="P3"/>
      <text:p text:style-name="P6">0x7fffffffdd00: 0x00007fffffffefb0 <text:s text:c="5"/>0x0000000000000000</text:p>
      <text:p text:style-name="P6">0x7fffffffdd10: 0x0000000000000021</text:p>
      <text:p text:style-name="P3"/>
      <text:p text:style-name="P1"><text:span text:style-name="T3">The first pointer is the pointer to the environment string for OPENCL_PROFILE. Next comes the null pointer. </text:span><text:span text:style-name="T3">And that’s the end of what I’ve seen documented. </text:span></text:p>
      <text:p text:style-name="P3"/>
      <text:p text:style-name="P3">But there’s clearly more, let’s see if it’s anything obvious. That first word is 16r21. What’s after that?</text:p>
      <text:p text:style-name="P3"/>
      <text:p text:style-name="P6">0x7fffffffdd00: 0x00007fffffffefb0 <text:s text:c="5"/>0x0000000000000000</text:p>
      <text:p text:style-name="P6">0x7fffffffdd10: 0x0000000000000021 <text:s text:c="5"/>0x00007ffff7ffe000</text:p>
      <text:p text:style-name="P6">0x7fffffffdd20: 0x0000000000000010 <text:s text:c="5"/>0x00000000bfebfbff</text:p>
      <text:p text:style-name="P6">0x7fffffffdd30: 0x0000000000000006 <text:s text:c="5"/>0x0000000000001000</text:p>
      <text:p text:style-name="P6">0x7fffffffdd40: 0x0000000000000011 <text:s text:c="5"/>0x0000000000000064</text:p>
      <text:p text:style-name="P6">0x7fffffffdd50: 0x0000000000000003 <text:s text:c="5"/>0x0000000000400040</text:p>
      <text:p text:style-name="P6">0x7fffffffdd60: 0x0000000000000004 <text:s text:c="5"/>0x0000000000000038</text:p>
      <text:p text:style-name="P6">0x7fffffffdd70: 0x0000000000000005 <text:s text:c="5"/>0x0000000000000001</text:p>
      <text:p text:style-name="P6">0x7fffffffdd80: 0x0000000000000007 <text:s text:c="5"/>0x0000000000000000</text:p>
      <text:p text:style-name="P6">0x7fffffffdd90: 0x0000000000000008 <text:s text:c="5"/>0x0000000000000000</text:p>
      <text:p text:style-name="P6">0x7fffffffdda0: 0x0000000000000009 <text:s text:c="5"/>0x00000000004001b0</text:p>
      <text:p text:style-name="P6">0x7fffffffddb0: 0x000000000000000b <text:s text:c="5"/>0x00000000000003e8</text:p>
      <text:p text:style-name="P6">0x7fffffffddc0: 0x000000000000000c <text:s text:c="5"/>0x00000000000003e8</text:p>
      <text:p text:style-name="P6"><text:soft-page-break/>0x7fffffffddd0: 0x000000000000000d <text:s text:c="5"/>0x00000000000003e8</text:p>
      <text:p text:style-name="P6">0x7fffffffdde0: 0x000000000000000e <text:s text:c="5"/>0x00000000000003e8</text:p>
      <text:p text:style-name="P6">0x7fffffffddf0: 0x0000000000000017 <text:s text:c="5"/>0x0000000000000000</text:p>
      <text:p text:style-name="P6">0x7fffffffde00: 0x0000000000000019 <text:s text:c="5"/>0x00007fffffffde49</text:p>
      <text:p text:style-name="P6">0x7fffffffde10: 0x000000000000001f <text:s text:c="5"/>0x00007fffffffefc6</text:p>
      <text:p text:style-name="P6">0x7fffffffde20: 0x000000000000000f <text:s text:c="5"/>0x00007fffffffde59</text:p>
      <text:p text:style-name="P6">0x7fffffffde30: 0x0000000000000000 <text:s text:c="5"/>0x0000000000000000</text:p>
      <text:p text:style-name="P6">0x7fffffffde40: 0x0000000000000000 <text:s text:c="5"/>0x001d41f5d83fea00</text:p>
      <text:p text:style-name="P6">0x7fffffffde50: 0xa7b63b8fdfd1d49b <text:s text:c="5"/>0x0034365f36387868</text:p>
      <text:p text:style-name="P6">0x7fffffffde60: 0x0000000000000000 <text:s text:c="5"/>0x656d6f682f000000</text:p>
      <text:p text:style-name="P6"/>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14" text:outline-level="2">Startup Sequence</text:h>
      <text:p text:style-name="P3"/>
      <text:p text:style-name="P3"/>
      <text:p text:style-name="P3"/>
      <text:p text:style-name="P3">The initialization method is special in that it never returns, since it has no sender. </text:p>
      <text:p text:style-name="P3"/>
      <text:p text:style-name="P3"/>
      <text:h text:style-name="Heading_20_1" text:outline-level="1">No Virtual Machine</text:h>
      <text:p text:style-name="Text_20_body">Mist does not run on a virtual machine, but on a physical machine (initially, just X86_64). There are some primitive methods, but they are small and simple. Everything else is written in M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AR PL UMing HK1"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3.5$Linux_X86_64 LibreOffice_project/350m1$Build-2</meta:generator>
    <dc:date>2014-07-11T13:03:25</dc:date>
    <meta:editing-duration>P2DT10H58M50S</meta:editing-duration>
    <meta:editing-cycles>38</meta:editing-cycles>
    <meta:document-statistic meta:table-count="0" meta:image-count="0" meta:object-count="0" meta:page-count="7" meta:paragraph-count="149" meta:word-count="2531" meta:character-count="16841" meta:non-whitespace-character-count="13827"/>
  </office:meta>
</office:document-meta>
</file>